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3" style:family="paragraph" style:parent-style-name="Header">
      <loext:graphic-properties draw:fill="solid" draw:fill-color="#ffa07a" draw:fill-gradient-name="Gradient_20_1" draw:fill-hatch-name="hatch"/>
      <style:paragraph-properties fo:background-color="#ffa07a" fo:padding="0.049cm" fo:border="0.74pt solid #000000" style:join-border="false"/>
      <style:text-properties style:font-name="Lucida Sans" fo:font-weight="normal" officeooo:rsid="001f56a7" officeooo:paragraph-rsid="001f56a7" style:font-weight-asian="normal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fb910" officeooo:paragraph-rsid="001fb910"/>
    </style:style>
    <style:style style:name="P5" style:family="paragraph" style:parent-style-name="Standard" style:list-style-name="L2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160ae" officeooo:paragraph-rsid="002160ae"/>
    </style:style>
    <style:style style:name="P6" style:family="paragraph" style:parent-style-name="Standard" style:list-style-name="L2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187a7" officeooo:paragraph-rsid="002187a7"/>
    </style:style>
    <style:style style:name="P7" style:family="paragraph" style:parent-style-name="Standard" style:list-style-name="L2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187a7" officeooo:paragraph-rsid="002283b7"/>
    </style:style>
    <style:style style:name="P8" style:family="paragraph" style:parent-style-name="Standard" style:list-style-name="L2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283b7" officeooo:paragraph-rsid="002283b7"/>
    </style:style>
    <style:style style:name="P9" style:family="paragraph" style:parent-style-name="Standard" style:list-style-name="L2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30571" officeooo:paragraph-rsid="00230571"/>
    </style:style>
    <style:style style:name="P10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11" style:family="paragraph" style:parent-style-name="Standard" style:list-style-name="L2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2369ac" officeooo:paragraph-rsid="002369ac"/>
    </style:style>
    <style:style style:name="T1" style:family="text">
      <style:text-properties officeooo:rsid="001fb910"/>
    </style:style>
    <style:style style:name="T2" style:family="text">
      <style:text-properties officeooo:rsid="002160ae"/>
    </style:style>
    <style:style style:name="T3" style:family="text">
      <style:text-properties officeooo:rsid="002283b7"/>
    </style:style>
    <style:style style:name="T4" style:family="text">
      <style:text-properties officeooo:rsid="002369a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sobre transacciones en la base de datos </text:span>.</text:p>
      <text:p text:style-name="P4">En la base de datos DatosGalicia, <text:span text:style-name="T2">realiza las siguientes operaciones en </text:span><text:span text:style-name="T3">dos</text:span><text:span text:style-name="T2"> tablas:</text:span></text:p>
      <text:list xml:id="list3585919622" text:style-name="L2">
        <text:list-item>
          <text:p text:style-name="P5">Crea una Transacción.</text:p>
        </text:list-item>
        <text:list-item>
          <text:p text:style-name="P5">Crea varios puntos de Restauración.</text:p>
        </text:list-item>
        <text:list-item>
          <text:p text:style-name="P11">Muestra todos los valores introducidos en la tabla.</text:p>
        </text:list-item>
        <text:list-item>
          <text:p text:style-name="P5">Restaura hacia alguno de los puntos de Restauración.</text:p>
        </text:list-item>
        <text:list-item>
          <text:p text:style-name="P5"><text:span text:style-name="T4">Mostramos</text:span> los valores que hay en la tabla.</text:p>
        </text:list-item>
        <text:list-item>
          <text:p text:style-name="P6">Copia los INSERT de los datos que necesites.</text:p>
        </text:list-item>
        <text:list-item>
          <text:p text:style-name="P8">Haz un borrado completo de los datos introducidos.</text:p>
        </text:list-item>
        <text:list-item>
          <text:p text:style-name="P8"><text:span text:style-name="T4">Mostramos</text:span> los valores que hay en la tabla.</text:p>
        </text:list-item>
        <text:list-item>
          <text:p text:style-name="P7">Copia los INSERT de los datos que necesites.</text:p>
        </text:list-item>
        <text:list-item>
          <text:p text:style-name="P9">Confirma finalmente los datos introducidos.</text:p>
        </text:list-item>
        <text:list-item>
          <text:p text:style-name="P9">Comprueba los valores que hay en la tabla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ffa07a" draw:fill-gradient-name="Gradient_20_1" draw:fill-hatch-name="hatch"/>
      <style:paragraph-properties fo:background-color="#ffa07a" fo:padding="0.049cm" fo:border="0.74pt solid #000000" style:join-border="false"/>
      <style:text-properties style:font-name="Lucida Sans" fo:font-weight="normal" officeooo:rsid="001f56a7" officeooo:paragraph-rsid="001f56a7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3. Ejercicio sobre Transacccion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5:18:45.474000000</meta:creation-date>
    <dc:date>2024-03-06T18:26:28.577000000</dc:date>
    <meta:editing-duration>PT1H50M14S</meta:editing-duration>
    <meta:editing-cycles>14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4" meta:word-count="114" meta:character-count="644" meta:non-whitespace-character-count="555"/>
  </office:meta>
</office:document-meta>
</file>